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698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1.9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284cm"/>
    </style:style>
    <style:style style:name="gr5" style:family="graphic" style:parent-style-name="standard">
      <style:graphic-properties draw:fill="none" draw:textarea-vertical-align="middle" draw:auto-grow-height="false" fo:min-height="7.32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Nimbus Roman No9 L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Nimbus Roman No9 L" fo:font-size="12pt" style:font-size-asian="12pt" style:font-size-complex="12pt"/>
    </style:style>
    <style:style style:name="T1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cm" svg:y="2.921cm">
          <text:p text:style-name="P1"><text:span text:style-name="T1">0,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cm" svg:y="2.921cm">
          <text:p text:style-name="P1"><text:span text:style-name="T1">0,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cm" svg:y="2.921cm">
          <text:p text:style-name="P1"><text:span text:style-name="T1">0,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cm" svg:y="2.921cm">
          <text:p text:style-name="P1"><text:span text:style-name="T1">0,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2.921cm">
          <text:p text:style-name="P1"><text:span text:style-name="T1">0,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2.921cm">
          <text:p text:style-name="P1"><text:span text:style-name="T1">0,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2.921cm">
          <text:p text:style-name="P1"><text:span text:style-name="T1">0,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0cm" svg:y="2.921cm">
          <text:p text:style-name="P1"><text:span text:style-name="T1">0,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2cm" svg:y="2.9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2.4cm" svg:height="0.815cm" draw:transform="rotate (1.5707963267949) translate (1.15cm 4.6cm)">
          <draw:text-box>
            <text:p><text:span text:style-name="T1">Genotype</text:span></text:p>
          </draw:text-box>
        </draw:frame>
        <draw:frame draw:style-name="gr4" draw:text-style-name="P6" draw:layer="layout" svg:width="2.784cm" svg:height="0.815cm" svg:x="5.716cm" svg:y="1.303cm">
          <draw:text-box>
            <text:p><text:span text:style-name="T1">Chromosome</text:span></text:p>
          </draw:text-box>
        </draw:frame>
        <draw:custom-shape draw:style-name="gr5" draw:text-style-name="P5" draw:layer="layout" svg:width="0.95cm" svg:height="7.988cm" draw:transform="rotate (-1.5707963267949) translate (10.988cm 1.9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2-13T21:10:07</meta:creation-date>
    <dc:date>2017-04-24T21:52:09.922317418</dc:date>
    <meta:editing-duration>PT9M14S</meta:editing-duration>
    <meta:editing-cycles>8</meta:editing-cycles>
    <meta:generator>LibreOffice/5.3.1.2$Linux_X86_64 LibreOffice_project/30m0$Build-2</meta:generator>
    <meta:document-statistic meta:object-count="12"/>
  </office:meta>
</office:document-meta>
</file>